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5997" officeooo:paragraph-rsid="00135997"/>
    </style:style>
    <style:style style:name="P2" style:family="paragraph" style:parent-style-name="Standard">
      <style:text-properties officeooo:rsid="00135997" officeooo:paragraph-rsid="0013a287"/>
    </style:style>
    <style:style style:name="P3" style:family="paragraph" style:parent-style-name="Standard">
      <style:text-properties officeooo:rsid="0013a287" officeooo:paragraph-rsid="0013a287"/>
    </style:style>
    <style:style style:name="P4" style:family="paragraph" style:parent-style-name="Standard">
      <style:text-properties officeooo:rsid="0014a7f3" officeooo:paragraph-rsid="0014a7f3"/>
    </style:style>
    <style:style style:name="P5" style:family="paragraph" style:parent-style-name="Standard">
      <style:text-properties officeooo:rsid="0015d52b" officeooo:paragraph-rsid="0015d52b"/>
    </style:style>
    <style:style style:name="P6" style:family="paragraph" style:parent-style-name="Standard">
      <style:text-properties fo:font-weight="bold" officeooo:rsid="0015d52b" officeooo:paragraph-rsid="0015d52b" style:font-weight-asian="bold" style:font-weight-complex="bold"/>
    </style:style>
    <style:style style:name="P7" style:family="paragraph" style:parent-style-name="Standard">
      <style:text-properties fo:font-weight="bold" officeooo:rsid="001843ac" officeooo:paragraph-rsid="001843ac" style:font-weight-asian="bold" style:font-weight-complex="bold"/>
    </style:style>
    <style:style style:name="P8" style:family="paragraph" style:parent-style-name="Standard">
      <style:text-properties fo:font-weight="bold" officeooo:rsid="0018fa16" officeooo:paragraph-rsid="0018fa16" style:font-weight-asian="bold" style:font-weight-complex="bold"/>
    </style:style>
    <style:style style:name="P9" style:family="paragraph" style:parent-style-name="Standard">
      <style:text-properties fo:font-weight="normal" officeooo:rsid="0015d52b" officeooo:paragraph-rsid="0015d52b" style:font-weight-asian="normal" style:font-weight-complex="normal"/>
    </style:style>
    <style:style style:name="P10" style:family="paragraph" style:parent-style-name="Standard">
      <style:text-properties fo:font-weight="normal" officeooo:rsid="001843ac" officeooo:paragraph-rsid="001843ac" style:font-weight-asian="normal" style:font-weight-complex="normal"/>
    </style:style>
    <style:style style:name="P11" style:family="paragraph" style:parent-style-name="Standard">
      <style:text-properties fo:font-weight="normal" officeooo:rsid="0018fa16" officeooo:paragraph-rsid="0018fa16" style:font-weight-asian="normal" style:font-weight-complex="normal"/>
    </style:style>
    <style:style style:name="P12" style:family="paragraph" style:parent-style-name="Standard">
      <style:text-properties fo:font-weight="normal" officeooo:rsid="002015e3" officeooo:paragraph-rsid="002015e3" style:font-weight-asian="normal" style:font-weight-complex="normal"/>
    </style:style>
    <style:style style:name="P13" style:family="paragraph" style:parent-style-name="Standard">
      <style:text-properties officeooo:rsid="0013a287" officeooo:paragraph-rsid="0013a287"/>
    </style:style>
    <style:style style:name="P14" style:family="paragraph" style:parent-style-name="Standard">
      <style:text-properties fo:font-style="normal" fo:font-weight="normal" officeooo:rsid="002015e3" officeooo:paragraph-rsid="002015e3" style:font-style-asian="normal" style:font-weight-asian="normal" style:font-style-complex="normal" style:font-weight-complex="normal"/>
    </style:style>
    <style:style style:name="P15" style:family="paragraph" style:parent-style-name="Standard">
      <style:text-properties fo:font-style="normal" fo:font-weight="normal" officeooo:rsid="0020163a" officeooo:paragraph-rsid="0020163a" style:font-style-asian="normal" style:font-weight-asian="normal" style:font-style-complex="normal" style:font-weight-complex="normal"/>
    </style:style>
    <style:style style:name="P16" style:family="paragraph" style:parent-style-name="Standard">
      <style:text-properties fo:font-style="normal" fo:font-weight="normal" officeooo:rsid="0031b239" officeooo:paragraph-rsid="0031b239" style:font-style-asian="normal" style:font-weight-asian="normal" style:font-style-complex="normal" style:font-weight-complex="normal"/>
    </style:style>
    <style:style style:name="P17" style:family="paragraph" style:parent-style-name="Standard">
      <style:text-properties fo:font-style="normal" fo:font-weight="normal" officeooo:rsid="0032621c" officeooo:paragraph-rsid="0032621c" style:font-style-asian="normal" style:font-weight-asian="normal" style:font-style-complex="normal" style:font-weight-complex="normal"/>
    </style:style>
    <style:style style:name="P18" style:family="paragraph" style:parent-style-name="Standard">
      <style:text-properties fo:font-style="normal" fo:font-weight="normal" officeooo:rsid="003332c6" officeooo:paragraph-rsid="003332c6" style:font-style-asian="normal" style:font-weight-asian="normal" style:font-style-complex="normal" style:font-weight-complex="normal"/>
    </style:style>
    <style:style style:name="P19" style:family="paragraph" style:parent-style-name="Standard">
      <style:text-properties fo:font-style="normal" fo:font-weight="normal" officeooo:rsid="00342b6a" officeooo:paragraph-rsid="00342b6a" style:font-style-asian="normal" style:font-weight-asian="normal" style:font-style-complex="normal" style:font-weight-complex="normal"/>
    </style:style>
    <style:style style:name="P20" style:family="paragraph" style:parent-style-name="Standard">
      <style:text-properties fo:font-style="normal" fo:font-weight="bold" officeooo:rsid="0031b239" officeooo:paragraph-rsid="0031b239" style:font-style-asian="normal" style:font-weight-asian="bold" style:font-style-complex="normal" style:font-weight-complex="bold"/>
    </style:style>
    <style:style style:name="P21" style:family="paragraph" style:parent-style-name="Standard">
      <style:text-properties fo:font-style="normal" fo:font-weight="bold" officeooo:rsid="00342b6a" officeooo:paragraph-rsid="00342b6a" style:font-style-asian="normal" style:font-weight-asian="bold" style:font-style-complex="normal" style:font-weight-complex="bold"/>
    </style:style>
    <style:style style:name="P22" style:family="paragraph" style:parent-style-name="Standard">
      <style:text-properties fo:font-style="normal" fo:font-weight="bold" officeooo:rsid="0035b931" officeooo:paragraph-rsid="0035b931" style:font-style-asian="normal" style:font-weight-asian="bold" style:font-style-complex="normal" style:font-weight-complex="bold"/>
    </style:style>
    <style:style style:name="P23" style:family="paragraph" style:parent-style-name="Standard">
      <style:text-properties fo:font-weight="normal" officeooo:rsid="0018fa16" officeooo:paragraph-rsid="0018fa16" style:font-weight-asian="normal" style:font-weight-complex="normal"/>
    </style:style>
    <style:style style:name="P24" style:family="paragraph" style:parent-style-name="Standard">
      <style:text-properties fo:font-weight="normal" officeooo:rsid="0021be0d" officeooo:paragraph-rsid="0021be0d" style:font-weight-asian="normal" style:font-weight-complex="normal"/>
    </style:style>
    <style:style style:name="P25" style:family="paragraph" style:parent-style-name="Standard">
      <style:text-properties fo:font-weight="normal" officeooo:rsid="0021f32f" officeooo:paragraph-rsid="0021f32f" style:font-weight-asian="normal" style:font-weight-complex="normal"/>
    </style:style>
    <style:style style:name="P26" style:family="paragraph" style:parent-style-name="Standard">
      <style:text-properties fo:font-weight="normal" officeooo:rsid="0022ebb1" officeooo:paragraph-rsid="0022ebb1" style:font-weight-asian="normal" style:font-weight-complex="normal"/>
    </style:style>
    <style:style style:name="P27" style:family="paragraph" style:parent-style-name="Standard">
      <style:text-properties fo:font-weight="normal" officeooo:rsid="0024928c" officeooo:paragraph-rsid="0024928c" style:font-weight-asian="normal" style:font-weight-complex="normal"/>
    </style:style>
    <style:style style:name="P28" style:family="paragraph" style:parent-style-name="Standard">
      <style:text-properties fo:font-weight="normal" officeooo:rsid="0024928c" officeooo:paragraph-rsid="002da49c" style:font-weight-asian="normal" style:font-weight-complex="normal"/>
    </style:style>
    <style:style style:name="P29" style:family="paragraph" style:parent-style-name="Standard">
      <style:text-properties fo:font-weight="normal" officeooo:rsid="001843ac" officeooo:paragraph-rsid="001843ac" style:font-weight-asian="normal" style:font-weight-complex="normal"/>
    </style:style>
    <style:style style:name="P30" style:family="paragraph" style:parent-style-name="Standard">
      <style:text-properties fo:font-weight="normal" officeooo:rsid="002ac1f4" officeooo:paragraph-rsid="002ac1f4" style:font-weight-asian="normal" style:font-weight-complex="normal"/>
    </style:style>
    <style:style style:name="P31" style:family="paragraph" style:parent-style-name="Standard">
      <style:text-properties fo:font-weight="normal" officeooo:rsid="002d2511" officeooo:paragraph-rsid="002d2511" style:font-weight-asian="normal" style:font-weight-complex="normal"/>
    </style:style>
    <style:style style:name="P32" style:family="paragraph" style:parent-style-name="Standard">
      <style:text-properties fo:font-weight="normal" officeooo:rsid="0031938f" officeooo:paragraph-rsid="0031938f" style:font-weight-asian="normal" style:font-weight-complex="normal"/>
    </style:style>
    <style:style style:name="P33" style:family="paragraph" style:parent-style-name="Standard">
      <style:text-properties fo:font-weight="bold" officeooo:rsid="0021be0d" officeooo:paragraph-rsid="0021be0d" style:font-weight-asian="bold" style:font-weight-complex="bold"/>
    </style:style>
    <style:style style:name="P34" style:family="paragraph" style:parent-style-name="Standard">
      <style:text-properties fo:font-weight="bold" officeooo:rsid="0021f32f" officeooo:paragraph-rsid="0021f32f" style:font-weight-asian="bold" style:font-weight-complex="bold"/>
    </style:style>
    <style:style style:name="P35" style:family="paragraph" style:parent-style-name="Standard">
      <style:text-properties fo:font-weight="bold" officeooo:rsid="0022ebb1" officeooo:paragraph-rsid="0022ebb1" style:font-weight-asian="bold" style:font-weight-complex="bold"/>
    </style:style>
    <style:style style:name="P36" style:family="paragraph" style:parent-style-name="Standard">
      <style:text-properties fo:font-weight="bold" officeooo:rsid="002d2511" officeooo:paragraph-rsid="002d2511" style:font-weight-asian="bold" style:font-weight-complex="bold"/>
    </style:style>
    <style:style style:name="P37" style:family="paragraph" style:parent-style-name="Standard">
      <style:text-properties fo:font-weight="bold" officeooo:rsid="002fa703" officeooo:paragraph-rsid="002fa703" style:font-weight-asian="bold" style:font-weight-complex="bold"/>
    </style:style>
    <style:style style:name="P38" style:family="paragraph" style:parent-style-name="Standard">
      <style:text-properties fo:font-weight="bold" officeooo:rsid="0031938f" officeooo:paragraph-rsid="0031938f" style:font-weight-asian="bold" style:font-weight-complex="bold"/>
    </style:style>
    <style:style style:name="P39" style:family="paragraph" style:parent-style-name="Standard">
      <style:text-properties fo:font-weight="bold" officeooo:rsid="0031b239" officeooo:paragraph-rsid="0031b239" style:font-weight-asian="bold" style:font-weight-complex="bold"/>
    </style:style>
    <style:style style:name="T1" style:family="text">
      <style:text-properties officeooo:rsid="0014c5d3"/>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officeooo:rsid="001861a7"/>
    </style:style>
    <style:style style:name="T6" style:family="text">
      <style:text-properties officeooo:rsid="0019b470"/>
    </style:style>
    <style:style style:name="T7" style:family="text">
      <style:text-properties officeooo:rsid="001a9146"/>
    </style:style>
    <style:style style:name="T8" style:family="text">
      <style:text-properties officeooo:rsid="001c39b7"/>
    </style:style>
    <style:style style:name="T9" style:family="text">
      <style:text-properties officeooo:rsid="001cd975"/>
    </style:style>
    <style:style style:name="T10" style:family="text">
      <style:text-properties officeooo:rsid="001e5391"/>
    </style:style>
    <style:style style:name="T11" style:family="text">
      <style:text-properties officeooo:rsid="0021f32f"/>
    </style:style>
    <style:style style:name="T12" style:family="text">
      <style:text-properties officeooo:rsid="002276d5"/>
    </style:style>
    <style:style style:name="T13" style:family="text">
      <style:text-properties officeooo:rsid="0022dc2f"/>
    </style:style>
    <style:style style:name="T14" style:family="text">
      <style:text-properties officeooo:rsid="002a9099"/>
    </style:style>
    <style:style style:name="T15" style:family="text">
      <style:text-properties officeooo:rsid="002c2459"/>
    </style:style>
    <style:style style:name="T16" style:family="text">
      <style:text-properties officeooo:rsid="002d2511"/>
    </style:style>
    <style:style style:name="T17" style:family="text">
      <style:text-properties officeooo:rsid="002da49c"/>
    </style:style>
    <style:style style:name="T18" style:family="text">
      <style:text-properties officeooo:rsid="002dc920"/>
    </style:style>
    <style:style style:name="T19" style:family="text">
      <style:text-properties officeooo:rsid="002f28bd"/>
    </style:style>
    <style:style style:name="T20" style:family="text">
      <style:text-properties fo:font-weight="normal" style:font-weight-asian="normal" style:font-weight-complex="normal"/>
    </style:style>
    <style:style style:name="T21" style:family="text">
      <style:text-properties fo:font-weight="bold" style:font-weight-asian="bold" style:font-weight-complex="bold"/>
    </style:style>
    <style:style style:name="T22" style:family="text">
      <style:text-properties fo:font-weight="bold" officeooo:rsid="0032621c"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rch 22nd - finished work on thelatest_model, a barebones protocol testing all required features of oversim</text:p>
      <text:p text:style-name="P1">march 30th - finished work on first iteration of New Coolstreaming. doesn't work due to specification problems, as elaborated in comments</text:p>
      <text:p text:style-name="P1"/>
      <text:p text:style-name="P1">[1 week break working on aiml - staying with family, poor working environment]</text:p>
      <text:p text:style-name="P1"/>
      <text:p text:style-name="P1">apr 8th - begin work on donet/coolstreaming. work trades tit-for-tat with aiml for time.</text:p>
      <text:p text:style-name="P1"/>
      <text:p text:style-name="P1">apr 17th - aiml finishes, work picks up</text:p>
      <text:p text:style-name="P1"/>
      <text:p text:style-name="P2">apr 20th - coolstreaming finished. it doesn't work well mostly due to the subscription system. it is replaced in new coolstreaming, so it was left untuned.</text:p>
      <text:p text:style-name="P3">new coolstreaming begins. no, the new coolstreaming really is a totally different algorithm [though where the missing parts are still goes unresolved]</text:p>
      <text:p text:style-name="P2"/>
      <text:p text:style-name="P3">apr 21st - new coolstreaming subscriptions implemented. this is generally the only place where new coolstreaming "makes sense," and goes without a hitch. though for testing, we need the new partnership system, which is still unspecified.</text:p>
      <text:p text:style-name="P3"/>
      <text:p text:style-name="P3">recognising the failures of the papers as a whole, coolstreaming-spiked concepts developed, a coolstreaming variant tuned for research at the cost of production-ready performance. the new partnership algorithm, partnerlink, is developed.</text:p>
      <text:p text:style-name="P3"/>
      <text:p text:style-name="P3">apr 24th - partnerlink is completed and works easily on simple underlays.</text:p>
      <text:p text:style-name="P3"/>
      <text:p text:style-name="P3">apr 25th - branch merge. the new subscription mechanism does not work and a number more questionable elements of coolstreaming are revealed. time is running out.</text:p>
      <text:p text:style-name="P3"/>
      <text:p text:style-name="P3">apr 26th - with some kludgy fixes the mechanism works to a ~66% efficiency on realistic inet underlays. this is deemed As Good As It Will Get.</text:p>
      <text:p text:style-name="P3"/>
      <text:p text:style-name="P3">results suggest that there are substantial problems with the link counting in the partnerlink manager, though these are difficult to diagnose. this is not impacting the subscription manager, though, due to another somehow helpful bug. the performance issues are therefore from within this component - a non-trivial issue that we do not find time to fix.</text:p>
      <text:p text:style-name="P3"/>
      <text:p text:style-name="P4">Observations and Discussion</text:p>
      <text:p text:style-name="P4">fuffkkck off. the papers are bad</text:p>
      <text:p text:style-name="P4"/>
      <text:p text:style-name="P4">results:</text:p>
      <text:p text:style-name="P4">on both simple and realistic inet underlays, the network suffers unviable performance. given that new coolstreaming ran up to 400,000 users, we can assume this is a problem with our implementation, though determining the source of the issue is complex - we are beyond binary "working/not working" bugs and into slight inaccuracies with rebounding effects. finding these problems should be as simple as cross-referencing the code to the document - that we have to find these bugs through our own testing is indicative itself.</text:p>
      <text:p text:style-name="P4"/>
      <text:p text:style-name="P4">comparing results on the two we find issues specific to the partnerlink manager, though this does not affect performance. the link counting mechanism fails and desyncs downwards, with nodes maintaining an average of 13 partners but an Mc of ~3. this too is difficult to diagnose - any poor logic leading to an count too high could be found in the call stack of a simple assertion, since nodes <text:soft-page-break/>spend most of their life at Mc == 15. if Mc == -1, the issue could have happened any number of messages ago, and will have disappeared from the call stack. we must therefore comb the network by hand to find the problem.</text:p>
      <text:p text:style-name="P4"/>
      <text:p text:style-name="P4">this is intensive and kind of just stupid. if we're doing this, any researcher will have to do the same. almost certainly the issue stems from overlapping messages and timeouts - sending multiple split requests to the same node and having some number time out, for instance. the counting in this case is unwieldly. it would be better to implement a locking mechanism, where a node <text:span text:style-name="T1">can only await one outcome per node. this adds some overhead (trysplit would "begin" on the backward pass, adding one extra message) but is not any serious problem and would allow interpretation of the algorithm as a finite-state machine.</text:span></text:p>
      <text:p text:style-name="P4"/>
      <text:p text:style-name="P5">discussion:</text:p>
      <text:p text:style-name="P5">this paper can get fucked. piece-by-piece:</text:p>
      <text:p text:style-name="P5"/>
      <text:p text:style-name="P6">The Deal with the Papers</text:p>
      <text:p text:style-name="P12">coolstreaming is split into four papers:</text:p>
      <text:p text:style-name="P12">- DONet/Coolstreaming, hereforth known as "Old Coolstreaming"</text:p>
      <text:p text:style-name="P12">- Coolstreaming: Design, Theory, and Practice, hereforth known as "Correct Coolstreaming"</text:p>
      <text:p text:style-name="P12">- An Empirical Study of the Coolstreaming+ System, which we mostly won't be mentioning</text:p>
      <text:p text:style-name="P12">- Inside the New Coolstreaming: Principles, Measurements and Performance Implications, begrudgingly known as "The New Coolstreaming"</text:p>
      <text:p text:style-name="P12"/>
      <text:p text:style-name="P12">the final three of these papers are, literally, <text:span text:style-name="T2">the same paper with a different name, </text:span><text:span text:style-name="T4">each covering the same topic. they each:</text:span></text:p>
      <text:p text:style-name="P14"/>
      <text:p text:style-name="P14">- start by defining coolstreaming. this is not "a summary," this is the entire definition of the inner workings of the system. ONLY correct coolstreaming defines the system correctly, although it is still poor and has numerous issues. the others copy and paste [literally!] and then trim down and occasionally reword. in the process, both Coolstreaming+ and The New Coolstreaming cut essential information both from the partnership/mcache specification [which already sucked] and the initial block calculations [also missing a lot anyway].</text:p>
      <text:p text:style-name="P14"/>
      <text:p text:style-name="P14">since we're saying these are bad anyway it might be implied this is therefore not a big deal. the missing information from Correct Coolstreaming is, however, workable. you could probably figure out a way around it yourself given time and still commune with the wider coolstreaming implementation. the missing information in the new papers is absolute and you would end up with a totally different implementation, as i have.</text:p>
      <text:p text:style-name="P14"/>
      <text:p text:style-name="P15">- fluff around talking about logging for a while. it seems they were proud of this.</text:p>
      <text:p text:style-name="P15"/>
      <text:p text:style-name="P15">- Present the Results Obtained from a Live Streaming Event Using Coolstreaming on 27 September, 2006. it is always this exact set of logs, and as far as i can tell they mainly come to the same conclusions each time. correct coolstreaming discusses overlay-specific information, convergence rates, start-up delay, etc. coolstreaming+ takes a step backwards and is mainly about user types, contribution rates, detection of firewalls and nat, etc. new coolstreaming repeats this analysis and even uses the same charts.</text:p>
      <text:p text:style-name="P15"/>
      <text:p text:style-name="P15">new coolstreaming also offers a simulation and discusses finding the ideal values for some key parameters, which is nice but a mathematical function would have been preferred.</text:p>
      <text:p text:style-name="P15"/>
      <text:p text:style-name="P15"/>
      <text:p text:style-name="P12"><text:soft-page-break/></text:p>
      <text:p text:style-name="P9"/>
      <text:p text:style-name="P9">coolstreaming is split into three papers: DONet/Coolstreaming, Coolstreaming: Design and Decisions and New Coolstreaming: some bullshit subtitle. DONet/Coolstreaming is what people know as Coolstreaming, Coolstreaming: D&amp;D is the paper for New Coolstreaming (!!) and New Coolstreaming is a fucking. Vanity Paper that seems to exist just to change the name.</text:p>
      <text:p text:style-name="P9"/>
      <text:p text:style-name="P9">this is a very silly situation. it is obvious that, having realised coolstreaming was now different enough to warrant a new name, they did so in hindsight. in the process of doing this, however, they <text:span text:style-name="T2">failed to accurately specify the protocol in the new paper</text:span><text:span text:style-name="T4">, so the paper everybody cites </text:span><text:span text:style-name="T2">cannot be used to implement the protocol!</text:span><text:span text:style-name="T4"> this </text:span></text:p>
      <text:p text:style-name="P9"/>
      <text:p text:style-name="P9">i am speculating very fucking hard but i believe that this is the result of </text:p>
      <text:p text:style-name="P9"/>
      <text:p text:style-name="P9">specfically, New Coolstreaming: NBS changes the name and shares results at the same time.</text:p>
      <text:p text:style-name="P9"/>
      <text:p text:style-name="P9">my </text:p>
      <text:p text:style-name="P9"/>
      <text:p text:style-name="P9">in the process of releasing this paper, which is almost </text:p>
      <text:p text:style-name="P9"/>
      <text:p text:style-name="P7">General Problems with the Papers</text:p>
      <text:p text:style-name="P10">- "requests the block" is a constant mention that is never elaborated on. the buffermap data structure cannot support this operation</text:p>
      <text:p text:style-name="P10">- playout index positioning is missing and constraints on playout have to be inferred from the paper as a whole</text:p>
      <text:p text:style-name="P11">- m is a constant. m is a constant!! stop acting like i can join a network when m is a constant!!!!<text:span text:style-name="T6"> the partnership manager FCN problem still exists even in the best specification and is probably the biggest oversight here</text:span><text:span text:style-name="T14">. remember this mostly applies because of the random starting selection algorithm</text:span></text:p>
      <text:p text:style-name="P10">- <text:span text:style-name="T5">where is all of the partnership leaving and timeout logic? inside the TCP connection. which is not mentioned in the other papers</text:span><text:span text:style-name="T7">. this is really just more complaining about easy to miss details</text:span><text:span text:style-name="T10">. this TCP connection also hides some of the security - you can no longer just request the host and swap ips, you have to maintain the connection. this drives attacks from controlling 1 node to controlling M nodes [wow]</text:span></text:p>
      <text:p text:style-name="P10"/>
      <text:p text:style-name="P30">-swapped </text:p>
      <text:p text:style-name="P10"/>
      <text:p text:style-name="P10"/>
      <text:p text:style-name="P8">Notes on the Actual Coolstreaming</text:p>
      <text:p text:style-name="P11">- the new mcache system <text:span text:style-name="T8">is much more efficient and feels more fitting than the brainslugged SCAMP from before. it is though</text:span><text:span text:style-name="T9"> </text:span>much more limited. this is As Far As It Will Go, because you have no free will in your partner pool. the old coolstreaming was much freer in this regard</text:p>
      <text:p text:style-name="P11">- the reduction of production optimisation is nice</text:p>
      <text:p text:style-name="P11">- but god please stop hiding things behind easy-to-miss details</text:p>
      <text:p text:style-name="P11"/>
      <text:p text:style-name="P34">New Coolstreaming Citation Examples</text:p>
      <text:p text:style-name="P25">https://ieeexplore.ieee.org/document/6335813</text:p>
      <text:p text:style-name="P25">https://ieeexplore.ieee.org/document/6289299</text:p>
      <text:p text:style-name="P25">https://ieeexplore.ieee.org/document/6257983</text:p>
      <text:p text:style-name="P25"/>
      <text:p text:style-name="P36">Comparison Examples</text:p>
      <text:p text:style-name="P31">https://ieeexplore.ieee.org/document/5671773/ comparing with donet</text:p>
      <text:p text:style-name="P28"><text:soft-page-break/>https://ieeexplore.ieee.org/document/4378429<text:span text:style-name="T17"> &lt;- explicity cites using new coolstreaming as benchmark</text:span></text:p>
      <text:p text:style-name="P28">https://ieeexplore.ieee.org/document/5734106/<text:span text:style-name="T19"> comparing with donet</text:span></text:p>
      <text:p text:style-name="P31"/>
      <text:p text:style-name="P11"/>
      <text:p text:style-name="P33">Bad Citation Examples</text:p>
      <text:p text:style-name="P24">https://ieeexplore.ieee.org/document/6335794 &lt;- cites new coolstreaming instead of donet</text:p>
      <text:p text:style-name="P24">https://ieeexplore.ieee.org/document/5421725<text:span text:style-name="T16"> &lt;- cites donet instead of new coolstreaming, and then analyzes. so which is it !!</text:span></text:p>
      <text:p text:style-name="P24">https://ieeexplore.ieee.org/document/5662054<text:span text:style-name="T18"> &lt;- cites new coolsteraming instead of donet</text:span></text:p>
      <text:p text:style-name="P24">https://ieeexplore.ieee.org/document/6025323<text:span text:style-name="T11"> &lt;- cites all papers as the same data source</text:span></text:p>
      <text:p text:style-name="P24">https://ieeexplore.ieee.org/document/5764085<text:span text:style-name="T12"> &lt;- cites donet and new coolstreaming and then mixes features between them in analysis</text:span></text:p>
      <text:p text:style-name="P24">https://ieeexplore.ieee.org/document/6959253<text:span text:style-name="T13"> &lt;- discusses the push-pull mechanism and scamp in the same paragraph. complete fuckup, no recovering this</text:span></text:p>
      <text:p text:style-name="P24">https://ieeexplore.ieee.org/document/5628839<text:span text:style-name="T15"> &lt;- same problem</text:span></text:p>
      <text:p text:style-name="P27">https://ieeexplore.ieee.org/document/6268471 &lt;- discusses donet, cites new coolstreaming</text:p>
      <text:p text:style-name="P27"/>
      <text:p text:style-name="P24"/>
      <text:p text:style-name="P35">Actually Good Ideas</text:p>
      <text:p text:style-name="P26">https://ieeexplore.ieee.org/document/6644066 retransmission of dropped packets, which seems essential and yet is completely overlooked</text:p>
      <text:p text:style-name="P26"/>
      <text:p text:style-name="P37">Structure</text:p>
      <text:p text:style-name="P37">Abstract</text:p>
      <text:p text:style-name="P37">Introduction</text:p>
      <text:p text:style-name="P37">Literature Review/Prior Work</text:p>
      <text:p text:style-name="P32">already planned in original document. will generally follow the form of "understanding peer-to-peer networks" -&gt; "understanding characteristics for improvement" -&gt; "historical networks and coolstreaming" -&gt; "existing proposals for improvement"</text:p>
      <text:p text:style-name="P38">Methodology</text:p>
      <text:p text:style-name="P32">our intended methodology. this is essentially just "we were going to implement coolstreaming, then a few improvements, then a monolithic solution for comparison" with maybe some dates and whatever</text:p>
      <text:p text:style-name="P38">Implementation</text:p>
      <text:p text:style-name="P32">discussing the failure of coolstreaming and. whtat that involves</text:p>
      <text:p text:style-name="P38">Results</text:p>
      <text:p text:style-name="P32">just offhandedly mentioning that Yea, It Works Kind Of</text:p>
      <text:p text:style-name="P39">Discussion</text:p>
      <text:p text:style-name="P20"><text:span text:style-name="T20"><text:tab/></text:span>The Coolstreaming Family Tree</text:p>
      <text:p text:style-name="P16"><text:tab/><text:tab/>looking at the various names and confusion this has caused, in this project and others</text:p>
      <text:p text:style-name="P16"><text:tab/><text:span text:style-name="T22">CS+: </text:span><text:span text:style-name="T21">The FCN Problem</text:span></text:p>
      <text:p text:style-name="P16"><text:tab/><text:tab/>discussing the failure of coolstreaming to specify a partnership protocol and the likelihood of any given overlay to converge on an impossible-to-enter topology</text:p>
      <text:p text:style-name="P16"><text:tab/><text:span text:style-name="T22">CS+: Requesting the Block</text:span></text:p>
      <text:p text:style-name="P17"><text:span text:style-name="T21"><text:tab/><text:tab/></text:span>discussing the lack of clarity in the playout index calculations</text:p>
      <text:p text:style-name="P17"><text:tab/><text:span text:style-name="T21">CS+: Getting New Neighbours</text:span></text:p>
      <text:p text:style-name="P17"><text:span text:style-name="T21"><text:tab/><text:tab/></text:span>the neighbour inequality problem. this is mostly a non-issue but it proves something for sure</text:p>
      <text:p text:style-name="P17"><text:tab/></text:p>
      <text:p text:style-name="P18"><text:tab/><text:span text:style-name="T21">CS: Brainslugged SCAMP</text:span></text:p>
      <text:p text:style-name="P18"><text:span text:style-name="T21"><text:tab/><text:tab/></text:span>and other production optimizations, which are all universally a bad idea by now</text:p>
      <text:p text:style-name="P18"><text:soft-page-break/></text:p>
      <text:p text:style-name="P19"><text:tab/><text:span text:style-name="T21">What does Coolstreaming need to be?</text:span></text:p>
      <text:p text:style-name="P19"><text:tab/><text:tab/>a research network. nobody cares about this thing for absolute production performance anymore, we are far far beyond that point. it is more important to operate as a baseline.</text:p>
      <text:p text:style-name="P19"><text:tab/><text:span text:style-name="T3">coolstreaming-spiked </text:span><text:span text:style-name="T21">and new proposals</text:span></text:p>
      <text:p text:style-name="P19"><text:tab/><text:tab/>our proposals for a better coolstreaming for the research community. unfucked scamp, the partnerlink specified partnership protocol, and some other things that we clearly do not have answers for [if we did, we'd have a working network!] but should be Open Research Questions</text:p>
      <text:p text:style-name="P19"><text:tab/><text:span text:style-name="T21">The Partnerlink algorithm</text:span></text:p>
      <text:p text:style-name="P19"><text:span text:style-name="T21"><text:tab/><text:tab/></text:span>a simple definition of what partnerlink looks like and why</text:p>
      <text:p text:style-name="P21">Conclusion</text:p>
      <text:p text:style-name="P19">holy fuck. this sucks</text:p>
      <text:p text:style-name="P22">Bibliography/etc.</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8T23:15:49.825574447</meta:creation-date>
    <dc:date>2024-04-29T22:34:19.111513218</dc:date>
    <meta:editing-duration>PT9H8M53S</meta:editing-duration>
    <meta:editing-cycles>26</meta:editing-cycles>
    <meta:generator>LibreOffice/7.3.7.2$Linux_X86_64 LibreOffice_project/30$Build-2</meta:generator>
    <meta:document-statistic meta:table-count="0" meta:image-count="0" meta:object-count="0" meta:page-count="5" meta:paragraph-count="100" meta:word-count="1787" meta:character-count="11814" meta:non-whitespace-character-count="10096"/>
  </office:meta>
</office:document-meta>
</file>